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136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LUMNOSCOVID19">
      <style:table-properties table:display="true" style:writing-mode="lr-tb"/>
    </style:style>
    <style:style style:name="ta2" style:family="table" style:master-page-name="PageStyle_5f_CONFIGURACIÓN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NFIGURACIÓN.$A$2:.$A$81])" table:allow-empty-cell="true" table:display-list="no" table:base-cell-address="ALUMNOSCOVID19.C5">
          <table:error-message table:message-type="stop" table:display="true"/>
        </table:content-validation>
      </table:content-validations>
      <table:table table:name="ALUMNOSCOVID19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TIEMPO HASTA REGRESO A CASA</text:p>
          </table:table-cell>
          <table:covered-table-cell table:number-columns-repeated="2"/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DÍAS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NOTIFICACIÓN</text:p>
          </table:table-cell>
          <table:table-cell table:style-name="ce1" office:value-type="string" calcext:value-type="string">
            <text:p>FECHA INCORPORACIÓ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 table:style-name="ce2" office:value-type="string" calcext:value-type="string">
            <text:p>LU.CAS.FAR</text:p>
          </table:table-cell>
          <table:table-cell table:style-name="ce6" office:value-type="date" office:date-value="2020-09-22" calcext:value-type="date">
            <text:p>22/09/2020</text:p>
          </table:table-cell>
          <table:table-cell table:style-name="ce8" table:formula="of:=IF(ISBLANK([.E5]);&quot;&quot;;[.E5]+DIASINCORPORACION)" office:value-type="date" office:date-value="2020-09-30" calcext:value-type="date">
            <text:p>30/09/2020</text:p>
          </table:table-cell>
          <table:table-cell table:style-name="ce3" table:formula="of:=IF([.F5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B</text:p>
          </table:table-cell>
          <table:table-cell table:style-name="ce2" office:value-type="string" calcext:value-type="string">
            <text:p>FER.GAR.MARC</text:p>
          </table:table-cell>
          <table:table-cell table:style-name="ce6" office:value-type="date" office:date-value="2020-10-01" calcext:value-type="date">
            <text:p>1/10/2020</text:p>
          </table:table-cell>
          <table:table-cell table:style-name="ce8" table:formula="of:=IF(ISBLANK([.E6]);&quot;&quot;;[.E6]+DIASINCORPORACION)" office:value-type="date" office:date-value="2020-10-09" calcext:value-type="date">
            <text:p>9/10/2020</text:p>
          </table:table-cell>
          <table:table-cell table:style-name="ce3" table:formula="of:=IF([.F6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 table:style-name="ce2" office:value-type="string" calcext:value-type="string">
            <text:p>MI.PER.ROM</text:p>
          </table:table-cell>
          <table:table-cell table:style-name="ce7" office:value-type="date" office:date-value="2020-10-02" calcext:value-type="date">
            <text:p>2/10/20</text:p>
          </table:table-cell>
          <table:table-cell table:style-name="ce9" table:formula="of:=IF(ISBLANK([.E7]);&quot;&quot;;[.E7]+DIASINCORPORACION)" office:value-type="date" office:date-value="2020-10-10" calcext:value-type="date">
            <text:p>10/10/20</text:p>
          </table:table-cell>
          <table:table-cell table:style-name="ce3" table:formula="of:=IF([.F7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 table:style-name="ce2" office:value-type="string" calcext:value-type="string">
            <text:p>LA.PER.ROM</text:p>
          </table:table-cell>
          <table:table-cell table:style-name="ce6" office:value-type="date" office:date-value="2020-10-02" calcext:value-type="date">
            <text:p>2/10/2020</text:p>
          </table:table-cell>
          <table:table-cell table:style-name="ce8" table:formula="of:=IF(ISBLANK([.E8]);&quot;&quot;;[.E8]+DIASINCORPORACION)" office:value-type="date" office:date-value="2020-10-10" calcext:value-type="date">
            <text:p>10/10/2020</text:p>
          </table:table-cell>
          <table:table-cell table:style-name="ce3" table:formula="of:=IF([.F8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 table:style-name="ce2" office:value-type="string" calcext:value-type="string">
            <text:p>PE.PER.MELL</text:p>
          </table:table-cell>
          <table:table-cell table:style-name="ce6" office:value-type="date" office:date-value="2020-09-22" calcext:value-type="date">
            <text:p>22/09/2020</text:p>
          </table:table-cell>
          <table:table-cell table:style-name="ce8" table:formula="of:=IF(ISBLANK([.E9]);&quot;&quot;;[.E9]+DIASINCORPORACION)" office:value-type="date" office:date-value="2020-09-30" calcext:value-type="date">
            <text:p>30/09/2020</text:p>
          </table:table-cell>
          <table:table-cell table:style-name="ce3" table:formula="of:=IF([.F9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ASIR1A</text:p>
          </table:table-cell>
          <table:table-cell table:style-name="ce2" office:value-type="string" calcext:value-type="string">
            <text:p>LU.FER.GARC</text:p>
          </table:table-cell>
          <table:table-cell table:style-name="ce6" office:value-type="date" office:date-value="2020-10-02" calcext:value-type="date">
            <text:p>2/10/2020</text:p>
          </table:table-cell>
          <table:table-cell table:style-name="ce8" table:formula="of:=IF(ISBLANK([.E10]);&quot;&quot;;[.E10]+DIASINCORPORACION)" office:value-type="date" office:date-value="2020-10-10" calcext:value-type="date">
            <text:p>10/10/2020</text:p>
          </table:table-cell>
          <table:table-cell table:style-name="ce3" table:formula="of:=IF([.F10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FARA1A</text:p>
          </table:table-cell>
          <table:table-cell table:style-name="ce2" office:value-type="string" calcext:value-type="string">
            <text:p>SU SA PE</text:p>
          </table:table-cell>
          <table:table-cell table:style-name="ce6" office:value-type="date" office:date-value="2020-10-02" calcext:value-type="date">
            <text:p>2/10/2020</text:p>
          </table:table-cell>
          <table:table-cell table:style-name="ce8" table:formula="of:=IF(ISBLANK([.E11]);&quot;&quot;;[.E11]+DIASINCORPORACION)" office:value-type="date" office:date-value="2020-10-10" calcext:value-type="date">
            <text:p>10/10/2020</text:p>
          </table:table-cell>
          <table:table-cell table:style-name="ce3" table:formula="of:=IF([.F11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FARA1A</text:p>
          </table:table-cell>
          <table:table-cell table:style-name="ce2" office:value-type="string" calcext:value-type="string">
            <text:p>JO GA FE</text:p>
          </table:table-cell>
          <table:table-cell table:style-name="ce6" office:value-type="date" office:date-value="2020-10-02" calcext:value-type="date">
            <text:p>2/10/2020</text:p>
          </table:table-cell>
          <table:table-cell table:style-name="ce8" table:formula="of:=IF(ISBLANK([.E12]);&quot;&quot;;[.E12]+DIASINCORPORACION)" office:value-type="date" office:date-value="2020-10-10" calcext:value-type="date">
            <text:p>10/10/2020</text:p>
          </table:table-cell>
          <table:table-cell table:style-name="ce3" table:formula="of:=IF([.F12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DAM1A</text:p>
          </table:table-cell>
          <table:table-cell table:style-name="ce2" office:value-type="string" calcext:value-type="string">
            <text:p>YU GOM FER</text:p>
          </table:table-cell>
          <table:table-cell table:style-name="ce6" office:value-type="date" office:date-value="2020-10-09" calcext:value-type="date">
            <text:p>9/10/2020</text:p>
          </table:table-cell>
          <table:table-cell table:style-name="ce8" table:formula="of:=IF(ISBLANK([.E13]);&quot;&quot;;[.E13]+DIASINCORPORACION)" office:value-type="date" office:date-value="2020-10-17" calcext:value-type="date">
            <text:p>17/10/2020</text:p>
          </table:table-cell>
          <table:table-cell table:style-name="ce3" table:formula="of:=IF([.F13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 table:style-name="ce5" office:value-type="string" calcext:value-type="string">
            <text:p><text:a xlink:href="http://mo.al/" xlink:type="simple">MO AL MO</text:a></text:p>
          </table:table-cell>
          <table:table-cell table:style-name="ce6" office:value-type="date" office:date-value="2020-10-27" calcext:value-type="date">
            <text:p>27/10/2020</text:p>
          </table:table-cell>
          <table:table-cell table:style-name="ce8" table:formula="of:=IF(ISBLANK([.E14]);&quot;&quot;;[.E14]+DIASINCORPORACION)" office:value-type="date" office:date-value="2020-11-04" calcext:value-type="date">
            <text:p>4/11/2020</text:p>
          </table:table-cell>
          <table:table-cell table:style-name="ce3" table:formula="of:=IF([.F14]&gt;TODAY();&quot;&quot;;&quot;PUEDE INCORPORARSE&quot;)" office:value-type="string" office:string-value="PUEDE INCORPORARSE" calcext:value-type="string">
            <text:p>PUEDE INCORPORARS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5]);&quot;&quot;;[.E15]+DIASINCORPORACION)">
            <text:p/>
          </table:table-cell>
          <table:table-cell table:style-name="ce3" table:formula="of:=IF([.F1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6]);&quot;&quot;;[.E16]+DIASINCORPORACION)">
            <text:p/>
          </table:table-cell>
          <table:table-cell table:style-name="ce3" table:formula="of:=IF([.F1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7]);&quot;&quot;;[.E17]+DIASINCORPORACION)">
            <text:p/>
          </table:table-cell>
          <table:table-cell table:style-name="ce3" table:formula="of:=IF([.F1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8]);&quot;&quot;;[.E18]+DIASINCORPORACION)">
            <text:p/>
          </table:table-cell>
          <table:table-cell table:style-name="ce3" table:formula="of:=IF([.F1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9]);&quot;&quot;;[.E19]+DIASINCORPORACION)">
            <text:p/>
          </table:table-cell>
          <table:table-cell table:style-name="ce3" table:formula="of:=IF([.F1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0]);&quot;&quot;;[.E20]+DIASINCORPORACION)">
            <text:p/>
          </table:table-cell>
          <table:table-cell table:style-name="ce3" table:formula="of:=IF([.F2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1]);&quot;&quot;;[.E21]+DIASINCORPORACION)">
            <text:p/>
          </table:table-cell>
          <table:table-cell table:style-name="ce3" table:formula="of:=IF([.F2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2]);&quot;&quot;;[.E22]+DIASINCORPORACION)">
            <text:p/>
          </table:table-cell>
          <table:table-cell table:style-name="ce3" table:formula="of:=IF([.F2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3]);&quot;&quot;;[.E23]+DIASINCORPORACION)">
            <text:p/>
          </table:table-cell>
          <table:table-cell table:style-name="ce3" table:formula="of:=IF([.F2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4]);&quot;&quot;;[.E24]+DIASINCORPORACION)">
            <text:p/>
          </table:table-cell>
          <table:table-cell table:style-name="ce3" table:formula="of:=IF([.F2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5]);&quot;&quot;;[.E25]+DIASINCORPORACION)">
            <text:p/>
          </table:table-cell>
          <table:table-cell table:style-name="ce3" table:formula="of:=IF([.F2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6]);&quot;&quot;;[.E26]+DIASINCORPORACION)">
            <text:p/>
          </table:table-cell>
          <table:table-cell table:style-name="ce3" table:formula="of:=IF([.F2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7]);&quot;&quot;;[.E27]+DIASINCORPORACION)">
            <text:p/>
          </table:table-cell>
          <table:table-cell table:style-name="ce3" table:formula="of:=IF([.F2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8]);&quot;&quot;;[.E28]+DIASINCORPORACION)">
            <text:p/>
          </table:table-cell>
          <table:table-cell table:style-name="ce3" table:formula="of:=IF([.F2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29]);&quot;&quot;;[.E29]+DIASINCORPORACION)">
            <text:p/>
          </table:table-cell>
          <table:table-cell table:style-name="ce3" table:formula="of:=IF([.F2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0]);&quot;&quot;;[.E30]+DIASINCORPORACION)">
            <text:p/>
          </table:table-cell>
          <table:table-cell table:style-name="ce3" table:formula="of:=IF([.F3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1]);&quot;&quot;;[.E31]+DIASINCORPORACION)">
            <text:p/>
          </table:table-cell>
          <table:table-cell table:style-name="ce3" table:formula="of:=IF([.F3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2]);&quot;&quot;;[.E32]+DIASINCORPORACION)">
            <text:p/>
          </table:table-cell>
          <table:table-cell table:style-name="ce3" table:formula="of:=IF([.F3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3]);&quot;&quot;;[.E33]+DIASINCORPORACION)">
            <text:p/>
          </table:table-cell>
          <table:table-cell table:style-name="ce3" table:formula="of:=IF([.F3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4]);&quot;&quot;;[.E34]+DIASINCORPORACION)">
            <text:p/>
          </table:table-cell>
          <table:table-cell table:style-name="ce3" table:formula="of:=IF([.F3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5]);&quot;&quot;;[.E35]+DIASINCORPORACION)">
            <text:p/>
          </table:table-cell>
          <table:table-cell table:style-name="ce3" table:formula="of:=IF([.F3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6]);&quot;&quot;;[.E36]+DIASINCORPORACION)">
            <text:p/>
          </table:table-cell>
          <table:table-cell table:style-name="ce3" table:formula="of:=IF([.F3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7]);&quot;&quot;;[.E37]+DIASINCORPORACION)">
            <text:p/>
          </table:table-cell>
          <table:table-cell table:style-name="ce3" table:formula="of:=IF([.F3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8]);&quot;&quot;;[.E38]+DIASINCORPORACION)">
            <text:p/>
          </table:table-cell>
          <table:table-cell table:style-name="ce3" table:formula="of:=IF([.F3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39]);&quot;&quot;;[.E39]+DIASINCORPORACION)">
            <text:p/>
          </table:table-cell>
          <table:table-cell table:style-name="ce3" table:formula="of:=IF([.F3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0]);&quot;&quot;;[.E40]+DIASINCORPORACION)">
            <text:p/>
          </table:table-cell>
          <table:table-cell table:style-name="ce3" table:formula="of:=IF([.F4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1]);&quot;&quot;;[.E41]+DIASINCORPORACION)">
            <text:p/>
          </table:table-cell>
          <table:table-cell table:style-name="ce3" table:formula="of:=IF([.F4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2]);&quot;&quot;;[.E42]+DIASINCORPORACION)">
            <text:p/>
          </table:table-cell>
          <table:table-cell table:style-name="ce3" table:formula="of:=IF([.F4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3]);&quot;&quot;;[.E43]+DIASINCORPORACION)">
            <text:p/>
          </table:table-cell>
          <table:table-cell table:style-name="ce3" table:formula="of:=IF([.F4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4]);&quot;&quot;;[.E44]+DIASINCORPORACION)">
            <text:p/>
          </table:table-cell>
          <table:table-cell table:style-name="ce3" table:formula="of:=IF([.F4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5]);&quot;&quot;;[.E45]+DIASINCORPORACION)">
            <text:p/>
          </table:table-cell>
          <table:table-cell table:style-name="ce3" table:formula="of:=IF([.F4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6]);&quot;&quot;;[.E46]+DIASINCORPORACION)">
            <text:p/>
          </table:table-cell>
          <table:table-cell table:style-name="ce3" table:formula="of:=IF([.F4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7]);&quot;&quot;;[.E47]+DIASINCORPORACION)">
            <text:p/>
          </table:table-cell>
          <table:table-cell table:style-name="ce3" table:formula="of:=IF([.F4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8]);&quot;&quot;;[.E48]+DIASINCORPORACION)">
            <text:p/>
          </table:table-cell>
          <table:table-cell table:style-name="ce3" table:formula="of:=IF([.F4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49]);&quot;&quot;;[.E49]+DIASINCORPORACION)">
            <text:p/>
          </table:table-cell>
          <table:table-cell table:style-name="ce3" table:formula="of:=IF([.F4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0]);&quot;&quot;;[.E50]+DIASINCORPORACION)">
            <text:p/>
          </table:table-cell>
          <table:table-cell table:style-name="ce3" table:formula="of:=IF([.F5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1]);&quot;&quot;;[.E51]+DIASINCORPORACION)">
            <text:p/>
          </table:table-cell>
          <table:table-cell table:style-name="ce3" table:formula="of:=IF([.F5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2]);&quot;&quot;;[.E52]+DIASINCORPORACION)">
            <text:p/>
          </table:table-cell>
          <table:table-cell table:style-name="ce3" table:formula="of:=IF([.F5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3]);&quot;&quot;;[.E53]+DIASINCORPORACION)">
            <text:p/>
          </table:table-cell>
          <table:table-cell table:style-name="ce3" table:formula="of:=IF([.F5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4]);&quot;&quot;;[.E54]+DIASINCORPORACION)">
            <text:p/>
          </table:table-cell>
          <table:table-cell table:style-name="ce3" table:formula="of:=IF([.F5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5]);&quot;&quot;;[.E55]+DIASINCORPORACION)">
            <text:p/>
          </table:table-cell>
          <table:table-cell table:style-name="ce3" table:formula="of:=IF([.F5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6]);&quot;&quot;;[.E56]+DIASINCORPORACION)">
            <text:p/>
          </table:table-cell>
          <table:table-cell table:style-name="ce3" table:formula="of:=IF([.F5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7]);&quot;&quot;;[.E57]+DIASINCORPORACION)">
            <text:p/>
          </table:table-cell>
          <table:table-cell table:style-name="ce3" table:formula="of:=IF([.F5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8]);&quot;&quot;;[.E58]+DIASINCORPORACION)">
            <text:p/>
          </table:table-cell>
          <table:table-cell table:style-name="ce3" table:formula="of:=IF([.F5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59]);&quot;&quot;;[.E59]+DIASINCORPORACION)">
            <text:p/>
          </table:table-cell>
          <table:table-cell table:style-name="ce3" table:formula="of:=IF([.F5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0]);&quot;&quot;;[.E60]+DIASINCORPORACION)">
            <text:p/>
          </table:table-cell>
          <table:table-cell table:style-name="ce3" table:formula="of:=IF([.F6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1]);&quot;&quot;;[.E61]+DIASINCORPORACION)">
            <text:p/>
          </table:table-cell>
          <table:table-cell table:style-name="ce3" table:formula="of:=IF([.F6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2]);&quot;&quot;;[.E62]+DIASINCORPORACION)">
            <text:p/>
          </table:table-cell>
          <table:table-cell table:style-name="ce3" table:formula="of:=IF([.F6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3]);&quot;&quot;;[.E63]+DIASINCORPORACION)">
            <text:p/>
          </table:table-cell>
          <table:table-cell table:style-name="ce3" table:formula="of:=IF([.F6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4]);&quot;&quot;;[.E64]+DIASINCORPORACION)">
            <text:p/>
          </table:table-cell>
          <table:table-cell table:style-name="ce3" table:formula="of:=IF([.F6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5]);&quot;&quot;;[.E65]+DIASINCORPORACION)">
            <text:p/>
          </table:table-cell>
          <table:table-cell table:style-name="ce3" table:formula="of:=IF([.F6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6]);&quot;&quot;;[.E66]+DIASINCORPORACION)">
            <text:p/>
          </table:table-cell>
          <table:table-cell table:style-name="ce3" table:formula="of:=IF([.F6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7]);&quot;&quot;;[.E67]+DIASINCORPORACION)">
            <text:p/>
          </table:table-cell>
          <table:table-cell table:style-name="ce3" table:formula="of:=IF([.F6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8]);&quot;&quot;;[.E68]+DIASINCORPORACION)">
            <text:p/>
          </table:table-cell>
          <table:table-cell table:style-name="ce3" table:formula="of:=IF([.F6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69]);&quot;&quot;;[.E69]+DIASINCORPORACION)">
            <text:p/>
          </table:table-cell>
          <table:table-cell table:style-name="ce3" table:formula="of:=IF([.F6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0]);&quot;&quot;;[.E70]+DIASINCORPORACION)">
            <text:p/>
          </table:table-cell>
          <table:table-cell table:style-name="ce3" table:formula="of:=IF([.F7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1]);&quot;&quot;;[.E71]+DIASINCORPORACION)">
            <text:p/>
          </table:table-cell>
          <table:table-cell table:style-name="ce3" table:formula="of:=IF([.F7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2]);&quot;&quot;;[.E72]+DIASINCORPORACION)">
            <text:p/>
          </table:table-cell>
          <table:table-cell table:style-name="ce3" table:formula="of:=IF([.F7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3]);&quot;&quot;;[.E73]+DIASINCORPORACION)">
            <text:p/>
          </table:table-cell>
          <table:table-cell table:style-name="ce3" table:formula="of:=IF([.F7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4]);&quot;&quot;;[.E74]+DIASINCORPORACION)">
            <text:p/>
          </table:table-cell>
          <table:table-cell table:style-name="ce3" table:formula="of:=IF([.F7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5]);&quot;&quot;;[.E75]+DIASINCORPORACION)">
            <text:p/>
          </table:table-cell>
          <table:table-cell table:style-name="ce3" table:formula="of:=IF([.F7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6]);&quot;&quot;;[.E76]+DIASINCORPORACION)">
            <text:p/>
          </table:table-cell>
          <table:table-cell table:style-name="ce3" table:formula="of:=IF([.F7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7]);&quot;&quot;;[.E77]+DIASINCORPORACION)">
            <text:p/>
          </table:table-cell>
          <table:table-cell table:style-name="ce3" table:formula="of:=IF([.F7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8]);&quot;&quot;;[.E78]+DIASINCORPORACION)">
            <text:p/>
          </table:table-cell>
          <table:table-cell table:style-name="ce3" table:formula="of:=IF([.F7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79]);&quot;&quot;;[.E79]+DIASINCORPORACION)">
            <text:p/>
          </table:table-cell>
          <table:table-cell table:style-name="ce3" table:formula="of:=IF([.F7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0]);&quot;&quot;;[.E80]+DIASINCORPORACION)">
            <text:p/>
          </table:table-cell>
          <table:table-cell table:style-name="ce3" table:formula="of:=IF([.F8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1]);&quot;&quot;;[.E81]+DIASINCORPORACION)">
            <text:p/>
          </table:table-cell>
          <table:table-cell table:style-name="ce3" table:formula="of:=IF([.F8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2]);&quot;&quot;;[.E82]+DIASINCORPORACION)">
            <text:p/>
          </table:table-cell>
          <table:table-cell table:style-name="ce3" table:formula="of:=IF([.F8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3]);&quot;&quot;;[.E83]+DIASINCORPORACION)">
            <text:p/>
          </table:table-cell>
          <table:table-cell table:style-name="ce3" table:formula="of:=IF([.F8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4]);&quot;&quot;;[.E84]+DIASINCORPORACION)">
            <text:p/>
          </table:table-cell>
          <table:table-cell table:style-name="ce3" table:formula="of:=IF([.F8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5]);&quot;&quot;;[.E85]+DIASINCORPORACION)">
            <text:p/>
          </table:table-cell>
          <table:table-cell table:style-name="ce3" table:formula="of:=IF([.F8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6]);&quot;&quot;;[.E86]+DIASINCORPORACION)">
            <text:p/>
          </table:table-cell>
          <table:table-cell table:style-name="ce3" table:formula="of:=IF([.F8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7]);&quot;&quot;;[.E87]+DIASINCORPORACION)">
            <text:p/>
          </table:table-cell>
          <table:table-cell table:style-name="ce3" table:formula="of:=IF([.F8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8]);&quot;&quot;;[.E88]+DIASINCORPORACION)">
            <text:p/>
          </table:table-cell>
          <table:table-cell table:style-name="ce3" table:formula="of:=IF([.F8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89]);&quot;&quot;;[.E89]+DIASINCORPORACION)">
            <text:p/>
          </table:table-cell>
          <table:table-cell table:style-name="ce3" table:formula="of:=IF([.F8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0]);&quot;&quot;;[.E90]+DIASINCORPORACION)">
            <text:p/>
          </table:table-cell>
          <table:table-cell table:style-name="ce3" table:formula="of:=IF([.F9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1]);&quot;&quot;;[.E91]+DIASINCORPORACION)">
            <text:p/>
          </table:table-cell>
          <table:table-cell table:style-name="ce3" table:formula="of:=IF([.F9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2]);&quot;&quot;;[.E92]+DIASINCORPORACION)">
            <text:p/>
          </table:table-cell>
          <table:table-cell table:style-name="ce3" table:formula="of:=IF([.F9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3]);&quot;&quot;;[.E93]+DIASINCORPORACION)">
            <text:p/>
          </table:table-cell>
          <table:table-cell table:style-name="ce3" table:formula="of:=IF([.F9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4]);&quot;&quot;;[.E94]+DIASINCORPORACION)">
            <text:p/>
          </table:table-cell>
          <table:table-cell table:style-name="ce3" table:formula="of:=IF([.F9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5]);&quot;&quot;;[.E95]+DIASINCORPORACION)">
            <text:p/>
          </table:table-cell>
          <table:table-cell table:style-name="ce3" table:formula="of:=IF([.F9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6]);&quot;&quot;;[.E96]+DIASINCORPORACION)">
            <text:p/>
          </table:table-cell>
          <table:table-cell table:style-name="ce3" table:formula="of:=IF([.F9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7]);&quot;&quot;;[.E97]+DIASINCORPORACION)">
            <text:p/>
          </table:table-cell>
          <table:table-cell table:style-name="ce3" table:formula="of:=IF([.F9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8]);&quot;&quot;;[.E98]+DIASINCORPORACION)">
            <text:p/>
          </table:table-cell>
          <table:table-cell table:style-name="ce3" table:formula="of:=IF([.F9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99]);&quot;&quot;;[.E99]+DIASINCORPORACION)">
            <text:p/>
          </table:table-cell>
          <table:table-cell table:style-name="ce3" table:formula="of:=IF([.F9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0]);&quot;&quot;;[.E100]+DIASINCORPORACION)">
            <text:p/>
          </table:table-cell>
          <table:table-cell table:style-name="ce3" table:formula="of:=IF([.F10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1]);&quot;&quot;;[.E101]+DIASINCORPORACION)">
            <text:p/>
          </table:table-cell>
          <table:table-cell table:style-name="ce3" table:formula="of:=IF([.F10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2]);&quot;&quot;;[.E102]+DIASINCORPORACION)">
            <text:p/>
          </table:table-cell>
          <table:table-cell table:style-name="ce3" table:formula="of:=IF([.F10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3]);&quot;&quot;;[.E103]+DIASINCORPORACION)">
            <text:p/>
          </table:table-cell>
          <table:table-cell table:style-name="ce3" table:formula="of:=IF([.F10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4]);&quot;&quot;;[.E104]+DIASINCORPORACION)">
            <text:p/>
          </table:table-cell>
          <table:table-cell table:style-name="ce3" table:formula="of:=IF([.F10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5]);&quot;&quot;;[.E105]+DIASINCORPORACION)">
            <text:p/>
          </table:table-cell>
          <table:table-cell table:style-name="ce3" table:formula="of:=IF([.F10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6]);&quot;&quot;;[.E106]+DIASINCORPORACION)">
            <text:p/>
          </table:table-cell>
          <table:table-cell table:style-name="ce3" table:formula="of:=IF([.F10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7]);&quot;&quot;;[.E107]+DIASINCORPORACION)">
            <text:p/>
          </table:table-cell>
          <table:table-cell table:style-name="ce3" table:formula="of:=IF([.F10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8]);&quot;&quot;;[.E108]+DIASINCORPORACION)">
            <text:p/>
          </table:table-cell>
          <table:table-cell table:style-name="ce3" table:formula="of:=IF([.F10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09]);&quot;&quot;;[.E109]+DIASINCORPORACION)">
            <text:p/>
          </table:table-cell>
          <table:table-cell table:style-name="ce3" table:formula="of:=IF([.F10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0]);&quot;&quot;;[.E110]+DIASINCORPORACION)">
            <text:p/>
          </table:table-cell>
          <table:table-cell table:style-name="ce3" table:formula="of:=IF([.F11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1]);&quot;&quot;;[.E111]+DIASINCORPORACION)">
            <text:p/>
          </table:table-cell>
          <table:table-cell table:style-name="ce3" table:formula="of:=IF([.F11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2]);&quot;&quot;;[.E112]+DIASINCORPORACION)">
            <text:p/>
          </table:table-cell>
          <table:table-cell table:style-name="ce3" table:formula="of:=IF([.F11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3]);&quot;&quot;;[.E113]+DIASINCORPORACION)">
            <text:p/>
          </table:table-cell>
          <table:table-cell table:style-name="ce3" table:formula="of:=IF([.F11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4]);&quot;&quot;;[.E114]+DIASINCORPORACION)">
            <text:p/>
          </table:table-cell>
          <table:table-cell table:style-name="ce3" table:formula="of:=IF([.F11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5]);&quot;&quot;;[.E115]+DIASINCORPORACION)">
            <text:p/>
          </table:table-cell>
          <table:table-cell table:style-name="ce3" table:formula="of:=IF([.F11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6]);&quot;&quot;;[.E116]+DIASINCORPORACION)">
            <text:p/>
          </table:table-cell>
          <table:table-cell table:style-name="ce3" table:formula="of:=IF([.F11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7]);&quot;&quot;;[.E117]+DIASINCORPORACION)">
            <text:p/>
          </table:table-cell>
          <table:table-cell table:style-name="ce3" table:formula="of:=IF([.F11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8]);&quot;&quot;;[.E118]+DIASINCORPORACION)">
            <text:p/>
          </table:table-cell>
          <table:table-cell table:style-name="ce3" table:formula="of:=IF([.F11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19]);&quot;&quot;;[.E119]+DIASINCORPORACION)">
            <text:p/>
          </table:table-cell>
          <table:table-cell table:style-name="ce3" table:formula="of:=IF([.F11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0]);&quot;&quot;;[.E120]+DIASINCORPORACION)">
            <text:p/>
          </table:table-cell>
          <table:table-cell table:style-name="ce3" table:formula="of:=IF([.F12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1]);&quot;&quot;;[.E121]+DIASINCORPORACION)">
            <text:p/>
          </table:table-cell>
          <table:table-cell table:style-name="ce3" table:formula="of:=IF([.F12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2]);&quot;&quot;;[.E122]+DIASINCORPORACION)">
            <text:p/>
          </table:table-cell>
          <table:table-cell table:style-name="ce3" table:formula="of:=IF([.F12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3]);&quot;&quot;;[.E123]+DIASINCORPORACION)">
            <text:p/>
          </table:table-cell>
          <table:table-cell table:style-name="ce3" table:formula="of:=IF([.F12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4]);&quot;&quot;;[.E124]+DIASINCORPORACION)">
            <text:p/>
          </table:table-cell>
          <table:table-cell table:style-name="ce3" table:formula="of:=IF([.F12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5]);&quot;&quot;;[.E125]+DIASINCORPORACION)">
            <text:p/>
          </table:table-cell>
          <table:table-cell table:style-name="ce3" table:formula="of:=IF([.F12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6]);&quot;&quot;;[.E126]+DIASINCORPORACION)">
            <text:p/>
          </table:table-cell>
          <table:table-cell table:style-name="ce3" table:formula="of:=IF([.F12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7]);&quot;&quot;;[.E127]+DIASINCORPORACION)">
            <text:p/>
          </table:table-cell>
          <table:table-cell table:style-name="ce3" table:formula="of:=IF([.F12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8]);&quot;&quot;;[.E128]+DIASINCORPORACION)">
            <text:p/>
          </table:table-cell>
          <table:table-cell table:style-name="ce3" table:formula="of:=IF([.F12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29]);&quot;&quot;;[.E129]+DIASINCORPORACION)">
            <text:p/>
          </table:table-cell>
          <table:table-cell table:style-name="ce3" table:formula="of:=IF([.F12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0]);&quot;&quot;;[.E130]+DIASINCORPORACION)">
            <text:p/>
          </table:table-cell>
          <table:table-cell table:style-name="ce3" table:formula="of:=IF([.F13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1]);&quot;&quot;;[.E131]+DIASINCORPORACION)">
            <text:p/>
          </table:table-cell>
          <table:table-cell table:style-name="ce3" table:formula="of:=IF([.F13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2]);&quot;&quot;;[.E132]+DIASINCORPORACION)">
            <text:p/>
          </table:table-cell>
          <table:table-cell table:style-name="ce3" table:formula="of:=IF([.F13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3]);&quot;&quot;;[.E133]+DIASINCORPORACION)">
            <text:p/>
          </table:table-cell>
          <table:table-cell table:style-name="ce3" table:formula="of:=IF([.F13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4]);&quot;&quot;;[.E134]+DIASINCORPORACION)">
            <text:p/>
          </table:table-cell>
          <table:table-cell table:style-name="ce3" table:formula="of:=IF([.F13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5]);&quot;&quot;;[.E135]+DIASINCORPORACION)">
            <text:p/>
          </table:table-cell>
          <table:table-cell table:style-name="ce3" table:formula="of:=IF([.F13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6]);&quot;&quot;;[.E136]+DIASINCORPORACION)">
            <text:p/>
          </table:table-cell>
          <table:table-cell table:style-name="ce3" table:formula="of:=IF([.F13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7]);&quot;&quot;;[.E137]+DIASINCORPORACION)">
            <text:p/>
          </table:table-cell>
          <table:table-cell table:style-name="ce3" table:formula="of:=IF([.F13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8]);&quot;&quot;;[.E138]+DIASINCORPORACION)">
            <text:p/>
          </table:table-cell>
          <table:table-cell table:style-name="ce3" table:formula="of:=IF([.F13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39]);&quot;&quot;;[.E139]+DIASINCORPORACION)">
            <text:p/>
          </table:table-cell>
          <table:table-cell table:style-name="ce3" table:formula="of:=IF([.F13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40]);&quot;&quot;;[.E140]+DIASINCORPORACION)">
            <text:p/>
          </table:table-cell>
          <table:table-cell table:style-name="ce3" table:formula="of:=IF([.F14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1"/>
          <table:table-cell/>
          <table:table-cell table:style-name="ce8"/>
          <table:table-cell table:style-name="ce3" table:formula="of:=IF(ISBLANK([.E141]);&quot;&quot;;[.E141]+DIASINCORPORACION)">
            <text:p/>
          </table:table-cell>
          <table:table-cell table:style-name="ce3" table:formula="of:=IF([.F14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2]);&quot;&quot;;[.E142]+DIASINCORPORACION)">
            <text:p/>
          </table:table-cell>
          <table:table-cell table:style-name="ce3" table:formula="of:=IF([.F14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3]);&quot;&quot;;[.E143]+DIASINCORPORACION)">
            <text:p/>
          </table:table-cell>
          <table:table-cell table:style-name="ce3" table:formula="of:=IF([.F14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4]);&quot;&quot;;[.E144]+DIASINCORPORACION)">
            <text:p/>
          </table:table-cell>
          <table:table-cell table:style-name="ce3" table:formula="of:=IF([.F14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5]);&quot;&quot;;[.E145]+DIASINCORPORACION)">
            <text:p/>
          </table:table-cell>
          <table:table-cell table:style-name="ce3" table:formula="of:=IF([.F14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6]);&quot;&quot;;[.E146]+DIASINCORPORACION)">
            <text:p/>
          </table:table-cell>
          <table:table-cell table:style-name="ce3" table:formula="of:=IF([.F14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7]);&quot;&quot;;[.E147]+DIASINCORPORACION)">
            <text:p/>
          </table:table-cell>
          <table:table-cell table:style-name="ce3" table:formula="of:=IF([.F14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8]);&quot;&quot;;[.E148]+DIASINCORPORACION)">
            <text:p/>
          </table:table-cell>
          <table:table-cell table:style-name="ce3" table:formula="of:=IF([.F14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49]);&quot;&quot;;[.E149]+DIASINCORPORACION)">
            <text:p/>
          </table:table-cell>
          <table:table-cell table:style-name="ce3" table:formula="of:=IF([.F14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0]);&quot;&quot;;[.E150]+DIASINCORPORACION)">
            <text:p/>
          </table:table-cell>
          <table:table-cell table:style-name="ce3" table:formula="of:=IF([.F15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1]);&quot;&quot;;[.E151]+DIASINCORPORACION)">
            <text:p/>
          </table:table-cell>
          <table:table-cell table:style-name="ce3" table:formula="of:=IF([.F15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2]);&quot;&quot;;[.E152]+DIASINCORPORACION)">
            <text:p/>
          </table:table-cell>
          <table:table-cell table:style-name="ce3" table:formula="of:=IF([.F15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3]);&quot;&quot;;[.E153]+DIASINCORPORACION)">
            <text:p/>
          </table:table-cell>
          <table:table-cell table:style-name="ce3" table:formula="of:=IF([.F15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4]);&quot;&quot;;[.E154]+DIASINCORPORACION)">
            <text:p/>
          </table:table-cell>
          <table:table-cell table:style-name="ce3" table:formula="of:=IF([.F15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5]);&quot;&quot;;[.E155]+DIASINCORPORACION)">
            <text:p/>
          </table:table-cell>
          <table:table-cell table:style-name="ce3" table:formula="of:=IF([.F15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6]);&quot;&quot;;[.E156]+DIASINCORPORACION)">
            <text:p/>
          </table:table-cell>
          <table:table-cell table:style-name="ce3" table:formula="of:=IF([.F15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7]);&quot;&quot;;[.E157]+DIASINCORPORACION)">
            <text:p/>
          </table:table-cell>
          <table:table-cell table:style-name="ce3" table:formula="of:=IF([.F15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8]);&quot;&quot;;[.E158]+DIASINCORPORACION)">
            <text:p/>
          </table:table-cell>
          <table:table-cell table:style-name="ce3" table:formula="of:=IF([.F15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59]);&quot;&quot;;[.E159]+DIASINCORPORACION)">
            <text:p/>
          </table:table-cell>
          <table:table-cell table:style-name="ce3" table:formula="of:=IF([.F15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60]);&quot;&quot;;[.E160]+DIASINCORPORACION)">
            <text:p/>
          </table:table-cell>
          <table:table-cell table:style-name="ce3" table:formula="of:=IF([.F16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content-validation-name="val1" office:value-type="string" calcext:value-type="string">
            <text:p>SMR1A</text:p>
          </table:table-cell>
          <table:table-cell/>
          <table:table-cell table:style-name="ce8"/>
          <table:table-cell table:style-name="ce3" table:formula="of:=IF(ISBLANK([.E161]);&quot;&quot;;[.E161]+DIASINCORPORACION)">
            <text:p/>
          </table:table-cell>
          <table:table-cell table:style-name="ce3" table:formula="of:=IF([.F16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2]);&quot;&quot;;[.E162]+DIASINCORPORACION)">
            <text:p/>
          </table:table-cell>
          <table:table-cell table:style-name="ce3" table:formula="of:=IF([.F16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3]);&quot;&quot;;[.E163]+DIASINCORPORACION)">
            <text:p/>
          </table:table-cell>
          <table:table-cell table:style-name="ce3" table:formula="of:=IF([.F16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4]);&quot;&quot;;[.E164]+DIASINCORPORACION)">
            <text:p/>
          </table:table-cell>
          <table:table-cell table:style-name="ce3" table:formula="of:=IF([.F16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5]);&quot;&quot;;[.E165]+DIASINCORPORACION)">
            <text:p/>
          </table:table-cell>
          <table:table-cell table:style-name="ce3" table:formula="of:=IF([.F16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6]);&quot;&quot;;[.E166]+DIASINCORPORACION)">
            <text:p/>
          </table:table-cell>
          <table:table-cell table:style-name="ce3" table:formula="of:=IF([.F16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7]);&quot;&quot;;[.E167]+DIASINCORPORACION)">
            <text:p/>
          </table:table-cell>
          <table:table-cell table:style-name="ce3" table:formula="of:=IF([.F16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8]);&quot;&quot;;[.E168]+DIASINCORPORACION)">
            <text:p/>
          </table:table-cell>
          <table:table-cell table:style-name="ce3" table:formula="of:=IF([.F16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69]);&quot;&quot;;[.E169]+DIASINCORPORACION)">
            <text:p/>
          </table:table-cell>
          <table:table-cell table:style-name="ce3" table:formula="of:=IF([.F16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0]);&quot;&quot;;[.E170]+DIASINCORPORACION)">
            <text:p/>
          </table:table-cell>
          <table:table-cell table:style-name="ce3" table:formula="of:=IF([.F17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1]);&quot;&quot;;[.E171]+DIASINCORPORACION)">
            <text:p/>
          </table:table-cell>
          <table:table-cell table:style-name="ce3" table:formula="of:=IF([.F17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2]);&quot;&quot;;[.E172]+DIASINCORPORACION)">
            <text:p/>
          </table:table-cell>
          <table:table-cell table:style-name="ce3" table:formula="of:=IF([.F17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3]);&quot;&quot;;[.E173]+DIASINCORPORACION)">
            <text:p/>
          </table:table-cell>
          <table:table-cell table:style-name="ce3" table:formula="of:=IF([.F17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4]);&quot;&quot;;[.E174]+DIASINCORPORACION)">
            <text:p/>
          </table:table-cell>
          <table:table-cell table:style-name="ce3" table:formula="of:=IF([.F17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5]);&quot;&quot;;[.E175]+DIASINCORPORACION)">
            <text:p/>
          </table:table-cell>
          <table:table-cell table:style-name="ce3" table:formula="of:=IF([.F17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6]);&quot;&quot;;[.E176]+DIASINCORPORACION)">
            <text:p/>
          </table:table-cell>
          <table:table-cell table:style-name="ce3" table:formula="of:=IF([.F17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7]);&quot;&quot;;[.E177]+DIASINCORPORACION)">
            <text:p/>
          </table:table-cell>
          <table:table-cell table:style-name="ce3" table:formula="of:=IF([.F17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8]);&quot;&quot;;[.E178]+DIASINCORPORACION)">
            <text:p/>
          </table:table-cell>
          <table:table-cell table:style-name="ce3" table:formula="of:=IF([.F17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79]);&quot;&quot;;[.E179]+DIASINCORPORACION)">
            <text:p/>
          </table:table-cell>
          <table:table-cell table:style-name="ce3" table:formula="of:=IF([.F17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0]);&quot;&quot;;[.E180]+DIASINCORPORACION)">
            <text:p/>
          </table:table-cell>
          <table:table-cell table:style-name="ce3" table:formula="of:=IF([.F18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1]);&quot;&quot;;[.E181]+DIASINCORPORACION)">
            <text:p/>
          </table:table-cell>
          <table:table-cell table:style-name="ce3" table:formula="of:=IF([.F18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2]);&quot;&quot;;[.E182]+DIASINCORPORACION)">
            <text:p/>
          </table:table-cell>
          <table:table-cell table:style-name="ce3" table:formula="of:=IF([.F18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3]);&quot;&quot;;[.E183]+DIASINCORPORACION)">
            <text:p/>
          </table:table-cell>
          <table:table-cell table:style-name="ce3" table:formula="of:=IF([.F18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4]);&quot;&quot;;[.E184]+DIASINCORPORACION)">
            <text:p/>
          </table:table-cell>
          <table:table-cell table:style-name="ce3" table:formula="of:=IF([.F18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5]);&quot;&quot;;[.E185]+DIASINCORPORACION)">
            <text:p/>
          </table:table-cell>
          <table:table-cell table:style-name="ce3" table:formula="of:=IF([.F18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6]);&quot;&quot;;[.E186]+DIASINCORPORACION)">
            <text:p/>
          </table:table-cell>
          <table:table-cell table:style-name="ce3" table:formula="of:=IF([.F18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7]);&quot;&quot;;[.E187]+DIASINCORPORACION)">
            <text:p/>
          </table:table-cell>
          <table:table-cell table:style-name="ce3" table:formula="of:=IF([.F18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8]);&quot;&quot;;[.E188]+DIASINCORPORACION)">
            <text:p/>
          </table:table-cell>
          <table:table-cell table:style-name="ce3" table:formula="of:=IF([.F18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89]);&quot;&quot;;[.E189]+DIASINCORPORACION)">
            <text:p/>
          </table:table-cell>
          <table:table-cell table:style-name="ce3" table:formula="of:=IF([.F18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0]);&quot;&quot;;[.E190]+DIASINCORPORACION)">
            <text:p/>
          </table:table-cell>
          <table:table-cell table:style-name="ce3" table:formula="of:=IF([.F19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1]);&quot;&quot;;[.E191]+DIASINCORPORACION)">
            <text:p/>
          </table:table-cell>
          <table:table-cell table:style-name="ce3" table:formula="of:=IF([.F19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2]);&quot;&quot;;[.E192]+DIASINCORPORACION)">
            <text:p/>
          </table:table-cell>
          <table:table-cell table:style-name="ce3" table:formula="of:=IF([.F19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3]);&quot;&quot;;[.E193]+DIASINCORPORACION)">
            <text:p/>
          </table:table-cell>
          <table:table-cell table:style-name="ce3" table:formula="of:=IF([.F19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4]);&quot;&quot;;[.E194]+DIASINCORPORACION)">
            <text:p/>
          </table:table-cell>
          <table:table-cell table:style-name="ce3" table:formula="of:=IF([.F19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5]);&quot;&quot;;[.E195]+DIASINCORPORACION)">
            <text:p/>
          </table:table-cell>
          <table:table-cell table:style-name="ce3" table:formula="of:=IF([.F19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6]);&quot;&quot;;[.E196]+DIASINCORPORACION)">
            <text:p/>
          </table:table-cell>
          <table:table-cell table:style-name="ce3" table:formula="of:=IF([.F19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7]);&quot;&quot;;[.E197]+DIASINCORPORACION)">
            <text:p/>
          </table:table-cell>
          <table:table-cell table:style-name="ce3" table:formula="of:=IF([.F19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8]);&quot;&quot;;[.E198]+DIASINCORPORACION)">
            <text:p/>
          </table:table-cell>
          <table:table-cell table:style-name="ce3" table:formula="of:=IF([.F19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199]);&quot;&quot;;[.E199]+DIASINCORPORACION)">
            <text:p/>
          </table:table-cell>
          <table:table-cell table:style-name="ce3" table:formula="of:=IF([.F19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0]);&quot;&quot;;[.E200]+DIASINCORPORACION)">
            <text:p/>
          </table:table-cell>
          <table:table-cell table:style-name="ce3" table:formula="of:=IF([.F20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1]);&quot;&quot;;[.E201]+DIASINCORPORACION)">
            <text:p/>
          </table:table-cell>
          <table:table-cell table:style-name="ce3" table:formula="of:=IF([.F20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2]);&quot;&quot;;[.E202]+DIASINCORPORACION)">
            <text:p/>
          </table:table-cell>
          <table:table-cell table:style-name="ce3" table:formula="of:=IF([.F20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3]);&quot;&quot;;[.E203]+DIASINCORPORACION)">
            <text:p/>
          </table:table-cell>
          <table:table-cell table:style-name="ce3" table:formula="of:=IF([.F20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4]);&quot;&quot;;[.E204]+DIASINCORPORACION)">
            <text:p/>
          </table:table-cell>
          <table:table-cell table:style-name="ce3" table:formula="of:=IF([.F20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5]);&quot;&quot;;[.E205]+DIASINCORPORACION)">
            <text:p/>
          </table:table-cell>
          <table:table-cell table:style-name="ce3" table:formula="of:=IF([.F20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6]);&quot;&quot;;[.E206]+DIASINCORPORACION)">
            <text:p/>
          </table:table-cell>
          <table:table-cell table:style-name="ce3" table:formula="of:=IF([.F20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7]);&quot;&quot;;[.E207]+DIASINCORPORACION)">
            <text:p/>
          </table:table-cell>
          <table:table-cell table:style-name="ce3" table:formula="of:=IF([.F20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8]);&quot;&quot;;[.E208]+DIASINCORPORACION)">
            <text:p/>
          </table:table-cell>
          <table:table-cell table:style-name="ce3" table:formula="of:=IF([.F20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09]);&quot;&quot;;[.E209]+DIASINCORPORACION)">
            <text:p/>
          </table:table-cell>
          <table:table-cell table:style-name="ce3" table:formula="of:=IF([.F20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0]);&quot;&quot;;[.E210]+DIASINCORPORACION)">
            <text:p/>
          </table:table-cell>
          <table:table-cell table:style-name="ce3" table:formula="of:=IF([.F21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1]);&quot;&quot;;[.E211]+DIASINCORPORACION)">
            <text:p/>
          </table:table-cell>
          <table:table-cell table:style-name="ce3" table:formula="of:=IF([.F21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2]);&quot;&quot;;[.E212]+DIASINCORPORACION)">
            <text:p/>
          </table:table-cell>
          <table:table-cell table:style-name="ce3" table:formula="of:=IF([.F21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3]);&quot;&quot;;[.E213]+DIASINCORPORACION)">
            <text:p/>
          </table:table-cell>
          <table:table-cell table:style-name="ce3" table:formula="of:=IF([.F21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4]);&quot;&quot;;[.E214]+DIASINCORPORACION)">
            <text:p/>
          </table:table-cell>
          <table:table-cell table:style-name="ce3" table:formula="of:=IF([.F21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5]);&quot;&quot;;[.E215]+DIASINCORPORACION)">
            <text:p/>
          </table:table-cell>
          <table:table-cell table:style-name="ce3" table:formula="of:=IF([.F21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6]);&quot;&quot;;[.E216]+DIASINCORPORACION)">
            <text:p/>
          </table:table-cell>
          <table:table-cell table:style-name="ce3" table:formula="of:=IF([.F21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7]);&quot;&quot;;[.E217]+DIASINCORPORACION)">
            <text:p/>
          </table:table-cell>
          <table:table-cell table:style-name="ce3" table:formula="of:=IF([.F21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8]);&quot;&quot;;[.E218]+DIASINCORPORACION)">
            <text:p/>
          </table:table-cell>
          <table:table-cell table:style-name="ce3" table:formula="of:=IF([.F21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19]);&quot;&quot;;[.E219]+DIASINCORPORACION)">
            <text:p/>
          </table:table-cell>
          <table:table-cell table:style-name="ce3" table:formula="of:=IF([.F21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0]);&quot;&quot;;[.E220]+DIASINCORPORACION)">
            <text:p/>
          </table:table-cell>
          <table:table-cell table:style-name="ce3" table:formula="of:=IF([.F22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1]);&quot;&quot;;[.E221]+DIASINCORPORACION)">
            <text:p/>
          </table:table-cell>
          <table:table-cell table:style-name="ce3" table:formula="of:=IF([.F22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2]);&quot;&quot;;[.E222]+DIASINCORPORACION)">
            <text:p/>
          </table:table-cell>
          <table:table-cell table:style-name="ce3" table:formula="of:=IF([.F22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3]);&quot;&quot;;[.E223]+DIASINCORPORACION)">
            <text:p/>
          </table:table-cell>
          <table:table-cell table:style-name="ce3" table:formula="of:=IF([.F22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4]);&quot;&quot;;[.E224]+DIASINCORPORACION)">
            <text:p/>
          </table:table-cell>
          <table:table-cell table:style-name="ce3" table:formula="of:=IF([.F22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5]);&quot;&quot;;[.E225]+DIASINCORPORACION)">
            <text:p/>
          </table:table-cell>
          <table:table-cell table:style-name="ce3" table:formula="of:=IF([.F22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6]);&quot;&quot;;[.E226]+DIASINCORPORACION)">
            <text:p/>
          </table:table-cell>
          <table:table-cell table:style-name="ce3" table:formula="of:=IF([.F22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7]);&quot;&quot;;[.E227]+DIASINCORPORACION)">
            <text:p/>
          </table:table-cell>
          <table:table-cell table:style-name="ce3" table:formula="of:=IF([.F22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8]);&quot;&quot;;[.E228]+DIASINCORPORACION)">
            <text:p/>
          </table:table-cell>
          <table:table-cell table:style-name="ce3" table:formula="of:=IF([.F22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29]);&quot;&quot;;[.E229]+DIASINCORPORACION)">
            <text:p/>
          </table:table-cell>
          <table:table-cell table:style-name="ce3" table:formula="of:=IF([.F22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0]);&quot;&quot;;[.E230]+DIASINCORPORACION)">
            <text:p/>
          </table:table-cell>
          <table:table-cell table:style-name="ce3" table:formula="of:=IF([.F23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1]);&quot;&quot;;[.E231]+DIASINCORPORACION)">
            <text:p/>
          </table:table-cell>
          <table:table-cell table:style-name="ce3" table:formula="of:=IF([.F23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2]);&quot;&quot;;[.E232]+DIASINCORPORACION)">
            <text:p/>
          </table:table-cell>
          <table:table-cell table:style-name="ce3" table:formula="of:=IF([.F23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3]);&quot;&quot;;[.E233]+DIASINCORPORACION)">
            <text:p/>
          </table:table-cell>
          <table:table-cell table:style-name="ce3" table:formula="of:=IF([.F23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4]);&quot;&quot;;[.E234]+DIASINCORPORACION)">
            <text:p/>
          </table:table-cell>
          <table:table-cell table:style-name="ce3" table:formula="of:=IF([.F23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5]);&quot;&quot;;[.E235]+DIASINCORPORACION)">
            <text:p/>
          </table:table-cell>
          <table:table-cell table:style-name="ce3" table:formula="of:=IF([.F23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6]);&quot;&quot;;[.E236]+DIASINCORPORACION)">
            <text:p/>
          </table:table-cell>
          <table:table-cell table:style-name="ce3" table:formula="of:=IF([.F23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7]);&quot;&quot;;[.E237]+DIASINCORPORACION)">
            <text:p/>
          </table:table-cell>
          <table:table-cell table:style-name="ce3" table:formula="of:=IF([.F23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8]);&quot;&quot;;[.E238]+DIASINCORPORACION)">
            <text:p/>
          </table:table-cell>
          <table:table-cell table:style-name="ce3" table:formula="of:=IF([.F23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39]);&quot;&quot;;[.E239]+DIASINCORPORACION)">
            <text:p/>
          </table:table-cell>
          <table:table-cell table:style-name="ce3" table:formula="of:=IF([.F23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0]);&quot;&quot;;[.E240]+DIASINCORPORACION)">
            <text:p/>
          </table:table-cell>
          <table:table-cell table:style-name="ce3" table:formula="of:=IF([.F24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1]);&quot;&quot;;[.E241]+DIASINCORPORACION)">
            <text:p/>
          </table:table-cell>
          <table:table-cell table:style-name="ce3" table:formula="of:=IF([.F24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2]);&quot;&quot;;[.E242]+DIASINCORPORACION)">
            <text:p/>
          </table:table-cell>
          <table:table-cell table:style-name="ce3" table:formula="of:=IF([.F24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3]);&quot;&quot;;[.E243]+DIASINCORPORACION)">
            <text:p/>
          </table:table-cell>
          <table:table-cell table:style-name="ce3" table:formula="of:=IF([.F24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4]);&quot;&quot;;[.E244]+DIASINCORPORACION)">
            <text:p/>
          </table:table-cell>
          <table:table-cell table:style-name="ce3" table:formula="of:=IF([.F24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5]);&quot;&quot;;[.E245]+DIASINCORPORACION)">
            <text:p/>
          </table:table-cell>
          <table:table-cell table:style-name="ce3" table:formula="of:=IF([.F24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style-name="ce3" table:formula="of:=IF(ISBLANK([.E246]);&quot;&quot;;[.E246]+DIASINCORPORACION)">
            <text:p/>
          </table:table-cell>
          <table:table-cell table:style-name="ce3" table:formula="of:=IF([.F24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7]);&quot;&quot;;[.E247]+DIASINCORPORACION)">
            <text:p/>
          </table:table-cell>
          <table:table-cell table:style-name="ce3" table:formula="of:=IF([.F24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8]);&quot;&quot;;[.E248]+DIASINCORPORACION)">
            <text:p/>
          </table:table-cell>
          <table:table-cell table:style-name="ce3" table:formula="of:=IF([.F24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49]);&quot;&quot;;[.E249]+DIASINCORPORACION)">
            <text:p/>
          </table:table-cell>
          <table:table-cell table:style-name="ce3" table:formula="of:=IF([.F24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0]);&quot;&quot;;[.E250]+DIASINCORPORACION)">
            <text:p/>
          </table:table-cell>
          <table:table-cell table:style-name="ce3" table:formula="of:=IF([.F25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1]);&quot;&quot;;[.E251]+DIASINCORPORACION)">
            <text:p/>
          </table:table-cell>
          <table:table-cell table:style-name="ce3" table:formula="of:=IF([.F25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2]);&quot;&quot;;[.E252]+DIASINCORPORACION)">
            <text:p/>
          </table:table-cell>
          <table:table-cell table:style-name="ce3" table:formula="of:=IF([.F25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3]);&quot;&quot;;[.E253]+DIASINCORPORACION)">
            <text:p/>
          </table:table-cell>
          <table:table-cell table:style-name="ce3" table:formula="of:=IF([.F25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4]);&quot;&quot;;[.E254]+DIASINCORPORACION)">
            <text:p/>
          </table:table-cell>
          <table:table-cell table:style-name="ce3" table:formula="of:=IF([.F25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5]);&quot;&quot;;[.E255]+DIASINCORPORACION)">
            <text:p/>
          </table:table-cell>
          <table:table-cell table:style-name="ce3" table:formula="of:=IF([.F25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6]);&quot;&quot;;[.E256]+DIASINCORPORACION)">
            <text:p/>
          </table:table-cell>
          <table:table-cell table:style-name="ce3" table:formula="of:=IF([.F25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7]);&quot;&quot;;[.E257]+DIASINCORPORACION)">
            <text:p/>
          </table:table-cell>
          <table:table-cell table:style-name="ce3" table:formula="of:=IF([.F25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8]);&quot;&quot;;[.E258]+DIASINCORPORACION)">
            <text:p/>
          </table:table-cell>
          <table:table-cell table:style-name="ce3" table:formula="of:=IF([.F25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59]);&quot;&quot;;[.E259]+DIASINCORPORACION)">
            <text:p/>
          </table:table-cell>
          <table:table-cell table:style-name="ce3" table:formula="of:=IF([.F25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0]);&quot;&quot;;[.E260]+DIASINCORPORACION)">
            <text:p/>
          </table:table-cell>
          <table:table-cell table:style-name="ce3" table:formula="of:=IF([.F26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1]);&quot;&quot;;[.E261]+DIASINCORPORACION)">
            <text:p/>
          </table:table-cell>
          <table:table-cell table:style-name="ce3" table:formula="of:=IF([.F26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2]);&quot;&quot;;[.E262]+DIASINCORPORACION)">
            <text:p/>
          </table:table-cell>
          <table:table-cell table:style-name="ce3" table:formula="of:=IF([.F26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3]);&quot;&quot;;[.E263]+DIASINCORPORACION)">
            <text:p/>
          </table:table-cell>
          <table:table-cell table:style-name="ce3" table:formula="of:=IF([.F26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4]);&quot;&quot;;[.E264]+DIASINCORPORACION)">
            <text:p/>
          </table:table-cell>
          <table:table-cell table:style-name="ce3" table:formula="of:=IF([.F26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5]);&quot;&quot;;[.E265]+DIASINCORPORACION)">
            <text:p/>
          </table:table-cell>
          <table:table-cell table:style-name="ce3" table:formula="of:=IF([.F26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6]);&quot;&quot;;[.E266]+DIASINCORPORACION)">
            <text:p/>
          </table:table-cell>
          <table:table-cell table:style-name="ce3" table:formula="of:=IF([.F26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7]);&quot;&quot;;[.E267]+DIASINCORPORACION)">
            <text:p/>
          </table:table-cell>
          <table:table-cell table:style-name="ce3" table:formula="of:=IF([.F26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8]);&quot;&quot;;[.E268]+DIASINCORPORACION)">
            <text:p/>
          </table:table-cell>
          <table:table-cell table:style-name="ce3" table:formula="of:=IF([.F26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69]);&quot;&quot;;[.E269]+DIASINCORPORACION)">
            <text:p/>
          </table:table-cell>
          <table:table-cell table:style-name="ce3" table:formula="of:=IF([.F26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0]);&quot;&quot;;[.E270]+DIASINCORPORACION)">
            <text:p/>
          </table:table-cell>
          <table:table-cell table:style-name="ce3" table:formula="of:=IF([.F27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1]);&quot;&quot;;[.E271]+DIASINCORPORACION)">
            <text:p/>
          </table:table-cell>
          <table:table-cell table:style-name="ce3" table:formula="of:=IF([.F27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2]);&quot;&quot;;[.E272]+DIASINCORPORACION)">
            <text:p/>
          </table:table-cell>
          <table:table-cell table:style-name="ce3" table:formula="of:=IF([.F27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3]);&quot;&quot;;[.E273]+DIASINCORPORACION)">
            <text:p/>
          </table:table-cell>
          <table:table-cell table:style-name="ce3" table:formula="of:=IF([.F27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4]);&quot;&quot;;[.E274]+DIASINCORPORACION)">
            <text:p/>
          </table:table-cell>
          <table:table-cell table:style-name="ce3" table:formula="of:=IF([.F27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5]);&quot;&quot;;[.E275]+DIASINCORPORACION)">
            <text:p/>
          </table:table-cell>
          <table:table-cell table:style-name="ce3" table:formula="of:=IF([.F27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6]);&quot;&quot;;[.E276]+DIASINCORPORACION)">
            <text:p/>
          </table:table-cell>
          <table:table-cell table:style-name="ce3" table:formula="of:=IF([.F27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7]);&quot;&quot;;[.E277]+DIASINCORPORACION)">
            <text:p/>
          </table:table-cell>
          <table:table-cell table:style-name="ce3" table:formula="of:=IF([.F27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8]);&quot;&quot;;[.E278]+DIASINCORPORACION)">
            <text:p/>
          </table:table-cell>
          <table:table-cell table:style-name="ce3" table:formula="of:=IF([.F27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style-name="ce3" table:formula="of:=IF(ISBLANK([.E279]);&quot;&quot;;[.E279]+DIASINCORPORACION)">
            <text:p/>
          </table:table-cell>
          <table:table-cell table:style-name="ce3" table:formula="of:=IF([.F27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0]);&quot;&quot;;[.E280]+DIASINCORPORACION)">
            <text:p/>
          </table:table-cell>
          <table:table-cell table:style-name="ce3" table:formula="of:=IF([.F28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1]);&quot;&quot;;[.E281]+DIASINCORPORACION)">
            <text:p/>
          </table:table-cell>
          <table:table-cell table:style-name="ce3" table:formula="of:=IF([.F28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2]);&quot;&quot;;[.E282]+DIASINCORPORACION)">
            <text:p/>
          </table:table-cell>
          <table:table-cell table:style-name="ce3" table:formula="of:=IF([.F28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3]);&quot;&quot;;[.E283]+DIASINCORPORACION)">
            <text:p/>
          </table:table-cell>
          <table:table-cell table:style-name="ce3" table:formula="of:=IF([.F28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4]);&quot;&quot;;[.E284]+DIASINCORPORACION)">
            <text:p/>
          </table:table-cell>
          <table:table-cell table:style-name="ce3" table:formula="of:=IF([.F28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5]);&quot;&quot;;[.E285]+DIASINCORPORACION)">
            <text:p/>
          </table:table-cell>
          <table:table-cell table:style-name="ce3" table:formula="of:=IF([.F28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6]);&quot;&quot;;[.E286]+DIASINCORPORACION)">
            <text:p/>
          </table:table-cell>
          <table:table-cell table:style-name="ce3" table:formula="of:=IF([.F28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7]);&quot;&quot;;[.E287]+DIASINCORPORACION)">
            <text:p/>
          </table:table-cell>
          <table:table-cell table:style-name="ce3" table:formula="of:=IF([.F28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8]);&quot;&quot;;[.E288]+DIASINCORPORACION)">
            <text:p/>
          </table:table-cell>
          <table:table-cell table:style-name="ce3" table:formula="of:=IF([.F28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89]);&quot;&quot;;[.E289]+DIASINCORPORACION)">
            <text:p/>
          </table:table-cell>
          <table:table-cell table:style-name="ce3" table:formula="of:=IF([.F28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0]);&quot;&quot;;[.E290]+DIASINCORPORACION)">
            <text:p/>
          </table:table-cell>
          <table:table-cell table:style-name="ce3" table:formula="of:=IF([.F29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1]);&quot;&quot;;[.E291]+DIASINCORPORACION)">
            <text:p/>
          </table:table-cell>
          <table:table-cell table:style-name="ce3" table:formula="of:=IF([.F29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2]);&quot;&quot;;[.E292]+DIASINCORPORACION)">
            <text:p/>
          </table:table-cell>
          <table:table-cell table:style-name="ce3" table:formula="of:=IF([.F29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3]);&quot;&quot;;[.E293]+DIASINCORPORACION)">
            <text:p/>
          </table:table-cell>
          <table:table-cell table:style-name="ce3" table:formula="of:=IF([.F29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4]);&quot;&quot;;[.E294]+DIASINCORPORACION)">
            <text:p/>
          </table:table-cell>
          <table:table-cell table:style-name="ce3" table:formula="of:=IF([.F29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5]);&quot;&quot;;[.E295]+DIASINCORPORACION)">
            <text:p/>
          </table:table-cell>
          <table:table-cell table:style-name="ce3" table:formula="of:=IF([.F29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6]);&quot;&quot;;[.E296]+DIASINCORPORACION)">
            <text:p/>
          </table:table-cell>
          <table:table-cell table:style-name="ce3" table:formula="of:=IF([.F29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7]);&quot;&quot;;[.E297]+DIASINCORPORACION)">
            <text:p/>
          </table:table-cell>
          <table:table-cell table:style-name="ce3" table:formula="of:=IF([.F29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8]);&quot;&quot;;[.E298]+DIASINCORPORACION)">
            <text:p/>
          </table:table-cell>
          <table:table-cell table:style-name="ce3" table:formula="of:=IF([.F29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299]);&quot;&quot;;[.E299]+DIASINCORPORACION)">
            <text:p/>
          </table:table-cell>
          <table:table-cell table:style-name="ce3" table:formula="of:=IF([.F29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0]);&quot;&quot;;[.E300]+DIASINCORPORACION)">
            <text:p/>
          </table:table-cell>
          <table:table-cell table:style-name="ce3" table:formula="of:=IF([.F30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1]);&quot;&quot;;[.E301]+DIASINCORPORACION)">
            <text:p/>
          </table:table-cell>
          <table:table-cell table:style-name="ce3" table:formula="of:=IF([.F30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2]);&quot;&quot;;[.E302]+DIASINCORPORACION)">
            <text:p/>
          </table:table-cell>
          <table:table-cell table:style-name="ce3" table:formula="of:=IF([.F30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3]);&quot;&quot;;[.E303]+DIASINCORPORACION)">
            <text:p/>
          </table:table-cell>
          <table:table-cell table:style-name="ce3" table:formula="of:=IF([.F30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4]);&quot;&quot;;[.E304]+DIASINCORPORACION)">
            <text:p/>
          </table:table-cell>
          <table:table-cell table:style-name="ce3" table:formula="of:=IF([.F30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5]);&quot;&quot;;[.E305]+DIASINCORPORACION)">
            <text:p/>
          </table:table-cell>
          <table:table-cell table:style-name="ce3" table:formula="of:=IF([.F30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6]);&quot;&quot;;[.E306]+DIASINCORPORACION)">
            <text:p/>
          </table:table-cell>
          <table:table-cell table:style-name="ce3" table:formula="of:=IF([.F30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7]);&quot;&quot;;[.E307]+DIASINCORPORACION)">
            <text:p/>
          </table:table-cell>
          <table:table-cell table:style-name="ce3" table:formula="of:=IF([.F30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8]);&quot;&quot;;[.E308]+DIASINCORPORACION)">
            <text:p/>
          </table:table-cell>
          <table:table-cell table:style-name="ce3" table:formula="of:=IF([.F30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09]);&quot;&quot;;[.E309]+DIASINCORPORACION)">
            <text:p/>
          </table:table-cell>
          <table:table-cell table:style-name="ce3" table:formula="of:=IF([.F30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0]);&quot;&quot;;[.E310]+DIASINCORPORACION)">
            <text:p/>
          </table:table-cell>
          <table:table-cell table:style-name="ce3" table:formula="of:=IF([.F31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1]);&quot;&quot;;[.E311]+DIASINCORPORACION)">
            <text:p/>
          </table:table-cell>
          <table:table-cell table:style-name="ce3" table:formula="of:=IF([.F31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2]);&quot;&quot;;[.E312]+DIASINCORPORACION)">
            <text:p/>
          </table:table-cell>
          <table:table-cell table:style-name="ce3" table:formula="of:=IF([.F31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3]);&quot;&quot;;[.E313]+DIASINCORPORACION)">
            <text:p/>
          </table:table-cell>
          <table:table-cell table:style-name="ce3" table:formula="of:=IF([.F31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4]);&quot;&quot;;[.E314]+DIASINCORPORACION)">
            <text:p/>
          </table:table-cell>
          <table:table-cell table:style-name="ce3" table:formula="of:=IF([.F31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5]);&quot;&quot;;[.E315]+DIASINCORPORACION)">
            <text:p/>
          </table:table-cell>
          <table:table-cell table:style-name="ce3" table:formula="of:=IF([.F31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6]);&quot;&quot;;[.E316]+DIASINCORPORACION)">
            <text:p/>
          </table:table-cell>
          <table:table-cell table:style-name="ce3" table:formula="of:=IF([.F31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7]);&quot;&quot;;[.E317]+DIASINCORPORACION)">
            <text:p/>
          </table:table-cell>
          <table:table-cell table:style-name="ce3" table:formula="of:=IF([.F31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8]);&quot;&quot;;[.E318]+DIASINCORPORACION)">
            <text:p/>
          </table:table-cell>
          <table:table-cell table:style-name="ce3" table:formula="of:=IF([.F31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19]);&quot;&quot;;[.E319]+DIASINCORPORACION)">
            <text:p/>
          </table:table-cell>
          <table:table-cell table:style-name="ce3" table:formula="of:=IF([.F31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0]);&quot;&quot;;[.E320]+DIASINCORPORACION)">
            <text:p/>
          </table:table-cell>
          <table:table-cell table:style-name="ce3" table:formula="of:=IF([.F32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1]);&quot;&quot;;[.E321]+DIASINCORPORACION)">
            <text:p/>
          </table:table-cell>
          <table:table-cell table:style-name="ce3" table:formula="of:=IF([.F32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2]);&quot;&quot;;[.E322]+DIASINCORPORACION)">
            <text:p/>
          </table:table-cell>
          <table:table-cell table:style-name="ce3" table:formula="of:=IF([.F32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3]);&quot;&quot;;[.E323]+DIASINCORPORACION)">
            <text:p/>
          </table:table-cell>
          <table:table-cell table:style-name="ce3" table:formula="of:=IF([.F32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4]);&quot;&quot;;[.E324]+DIASINCORPORACION)">
            <text:p/>
          </table:table-cell>
          <table:table-cell table:style-name="ce3" table:formula="of:=IF([.F32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5]);&quot;&quot;;[.E325]+DIASINCORPORACION)">
            <text:p/>
          </table:table-cell>
          <table:table-cell table:style-name="ce3" table:formula="of:=IF([.F32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6]);&quot;&quot;;[.E326]+DIASINCORPORACION)">
            <text:p/>
          </table:table-cell>
          <table:table-cell table:style-name="ce3" table:formula="of:=IF([.F32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7]);&quot;&quot;;[.E327]+DIASINCORPORACION)">
            <text:p/>
          </table:table-cell>
          <table:table-cell table:style-name="ce3" table:formula="of:=IF([.F32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8]);&quot;&quot;;[.E328]+DIASINCORPORACION)">
            <text:p/>
          </table:table-cell>
          <table:table-cell table:style-name="ce3" table:formula="of:=IF([.F32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29]);&quot;&quot;;[.E329]+DIASINCORPORACION)">
            <text:p/>
          </table:table-cell>
          <table:table-cell table:style-name="ce3" table:formula="of:=IF([.F32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0]);&quot;&quot;;[.E330]+DIASINCORPORACION)">
            <text:p/>
          </table:table-cell>
          <table:table-cell table:style-name="ce3" table:formula="of:=IF([.F33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1]);&quot;&quot;;[.E331]+DIASINCORPORACION)">
            <text:p/>
          </table:table-cell>
          <table:table-cell table:style-name="ce3" table:formula="of:=IF([.F33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2]);&quot;&quot;;[.E332]+DIASINCORPORACION)">
            <text:p/>
          </table:table-cell>
          <table:table-cell table:style-name="ce3" table:formula="of:=IF([.F33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3]);&quot;&quot;;[.E333]+DIASINCORPORACION)">
            <text:p/>
          </table:table-cell>
          <table:table-cell table:style-name="ce3" table:formula="of:=IF([.F33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4]);&quot;&quot;;[.E334]+DIASINCORPORACION)">
            <text:p/>
          </table:table-cell>
          <table:table-cell table:style-name="ce3" table:formula="of:=IF([.F33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5]);&quot;&quot;;[.E335]+DIASINCORPORACION)">
            <text:p/>
          </table:table-cell>
          <table:table-cell table:style-name="ce3" table:formula="of:=IF([.F33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6]);&quot;&quot;;[.E336]+DIASINCORPORACION)">
            <text:p/>
          </table:table-cell>
          <table:table-cell table:style-name="ce3" table:formula="of:=IF([.F33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7]);&quot;&quot;;[.E337]+DIASINCORPORACION)">
            <text:p/>
          </table:table-cell>
          <table:table-cell table:style-name="ce3" table:formula="of:=IF([.F33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8]);&quot;&quot;;[.E338]+DIASINCORPORACION)">
            <text:p/>
          </table:table-cell>
          <table:table-cell table:style-name="ce3" table:formula="of:=IF([.F33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39]);&quot;&quot;;[.E339]+DIASINCORPORACION)">
            <text:p/>
          </table:table-cell>
          <table:table-cell table:style-name="ce3" table:formula="of:=IF([.F33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0]);&quot;&quot;;[.E340]+DIASINCORPORACION)">
            <text:p/>
          </table:table-cell>
          <table:table-cell table:style-name="ce3" table:formula="of:=IF([.F34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1]);&quot;&quot;;[.E341]+DIASINCORPORACION)">
            <text:p/>
          </table:table-cell>
          <table:table-cell table:style-name="ce3" table:formula="of:=IF([.F34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2]);&quot;&quot;;[.E342]+DIASINCORPORACION)">
            <text:p/>
          </table:table-cell>
          <table:table-cell table:style-name="ce3" table:formula="of:=IF([.F34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3]);&quot;&quot;;[.E343]+DIASINCORPORACION)">
            <text:p/>
          </table:table-cell>
          <table:table-cell table:style-name="ce3" table:formula="of:=IF([.F34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4]);&quot;&quot;;[.E344]+DIASINCORPORACION)">
            <text:p/>
          </table:table-cell>
          <table:table-cell table:style-name="ce3" table:formula="of:=IF([.F34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5]);&quot;&quot;;[.E345]+DIASINCORPORACION)">
            <text:p/>
          </table:table-cell>
          <table:table-cell table:style-name="ce3" table:formula="of:=IF([.F34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6]);&quot;&quot;;[.E346]+DIASINCORPORACION)">
            <text:p/>
          </table:table-cell>
          <table:table-cell table:style-name="ce3" table:formula="of:=IF([.F34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7]);&quot;&quot;;[.E347]+DIASINCORPORACION)">
            <text:p/>
          </table:table-cell>
          <table:table-cell table:style-name="ce3" table:formula="of:=IF([.F34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8]);&quot;&quot;;[.E348]+DIASINCORPORACION)">
            <text:p/>
          </table:table-cell>
          <table:table-cell table:style-name="ce3" table:formula="of:=IF([.F34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49]);&quot;&quot;;[.E349]+DIASINCORPORACION)">
            <text:p/>
          </table:table-cell>
          <table:table-cell table:style-name="ce3" table:formula="of:=IF([.F34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0]);&quot;&quot;;[.E350]+DIASINCORPORACION)">
            <text:p/>
          </table:table-cell>
          <table:table-cell table:style-name="ce3" table:formula="of:=IF([.F35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1]);&quot;&quot;;[.E351]+DIASINCORPORACION)">
            <text:p/>
          </table:table-cell>
          <table:table-cell table:style-name="ce3" table:formula="of:=IF([.F35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2]);&quot;&quot;;[.E352]+DIASINCORPORACION)">
            <text:p/>
          </table:table-cell>
          <table:table-cell table:style-name="ce3" table:formula="of:=IF([.F35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3]);&quot;&quot;;[.E353]+DIASINCORPORACION)">
            <text:p/>
          </table:table-cell>
          <table:table-cell table:style-name="ce3" table:formula="of:=IF([.F35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4]);&quot;&quot;;[.E354]+DIASINCORPORACION)">
            <text:p/>
          </table:table-cell>
          <table:table-cell table:style-name="ce3" table:formula="of:=IF([.F35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5]);&quot;&quot;;[.E355]+DIASINCORPORACION)">
            <text:p/>
          </table:table-cell>
          <table:table-cell table:style-name="ce3" table:formula="of:=IF([.F35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6]);&quot;&quot;;[.E356]+DIASINCORPORACION)">
            <text:p/>
          </table:table-cell>
          <table:table-cell table:style-name="ce3" table:formula="of:=IF([.F35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7]);&quot;&quot;;[.E357]+DIASINCORPORACION)">
            <text:p/>
          </table:table-cell>
          <table:table-cell table:style-name="ce3" table:formula="of:=IF([.F35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8]);&quot;&quot;;[.E358]+DIASINCORPORACION)">
            <text:p/>
          </table:table-cell>
          <table:table-cell table:style-name="ce3" table:formula="of:=IF([.F35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59]);&quot;&quot;;[.E359]+DIASINCORPORACION)">
            <text:p/>
          </table:table-cell>
          <table:table-cell table:style-name="ce3" table:formula="of:=IF([.F35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0]);&quot;&quot;;[.E360]+DIASINCORPORACION)">
            <text:p/>
          </table:table-cell>
          <table:table-cell table:style-name="ce3" table:formula="of:=IF([.F36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1]);&quot;&quot;;[.E361]+DIASINCORPORACION)">
            <text:p/>
          </table:table-cell>
          <table:table-cell table:style-name="ce3" table:formula="of:=IF([.F36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2]);&quot;&quot;;[.E362]+DIASINCORPORACION)">
            <text:p/>
          </table:table-cell>
          <table:table-cell table:style-name="ce3" table:formula="of:=IF([.F36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3]);&quot;&quot;;[.E363]+DIASINCORPORACION)">
            <text:p/>
          </table:table-cell>
          <table:table-cell table:style-name="ce3" table:formula="of:=IF([.F36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4]);&quot;&quot;;[.E364]+DIASINCORPORACION)">
            <text:p/>
          </table:table-cell>
          <table:table-cell table:style-name="ce3" table:formula="of:=IF([.F364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5]);&quot;&quot;;[.E365]+DIASINCORPORACION)">
            <text:p/>
          </table:table-cell>
          <table:table-cell table:style-name="ce3" table:formula="of:=IF([.F365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6]);&quot;&quot;;[.E366]+DIASINCORPORACION)">
            <text:p/>
          </table:table-cell>
          <table:table-cell table:style-name="ce3" table:formula="of:=IF([.F366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7]);&quot;&quot;;[.E367]+DIASINCORPORACION)">
            <text:p/>
          </table:table-cell>
          <table:table-cell table:style-name="ce3" table:formula="of:=IF([.F367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8]);&quot;&quot;;[.E368]+DIASINCORPORACION)">
            <text:p/>
          </table:table-cell>
          <table:table-cell table:style-name="ce3" table:formula="of:=IF([.F368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69]);&quot;&quot;;[.E369]+DIASINCORPORACION)">
            <text:p/>
          </table:table-cell>
          <table:table-cell table:style-name="ce3" table:formula="of:=IF([.F369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70]);&quot;&quot;;[.E370]+DIASINCORPORACION)">
            <text:p/>
          </table:table-cell>
          <table:table-cell table:style-name="ce3" table:formula="of:=IF([.F370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71]);&quot;&quot;;[.E371]+DIASINCORPORACION)">
            <text:p/>
          </table:table-cell>
          <table:table-cell table:style-name="ce3" table:formula="of:=IF([.F371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72]);&quot;&quot;;[.E372]+DIASINCORPORACION)">
            <text:p/>
          </table:table-cell>
          <table:table-cell table:style-name="ce3" table:formula="of:=IF([.F372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73]);&quot;&quot;;[.E373]+DIASINCORPORACION)">
            <text:p/>
          </table:table-cell>
          <table:table-cell table:style-name="ce3" table:formula="of:=IF([.F373]&gt;TODAY();&quot;&quot;;&quot;PUEDE INCORPORARSE&quot;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IF(ISBLANK([.E374]);&quot;&quot;;[.E37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75]);&quot;&quot;;[.E37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76]);&quot;&quot;;[.E37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77]);&quot;&quot;;[.E37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78]);&quot;&quot;;[.E37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79]);&quot;&quot;;[.E37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0]);&quot;&quot;;[.E38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1]);&quot;&quot;;[.E38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2]);&quot;&quot;;[.E38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3]);&quot;&quot;;[.E38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4]);&quot;&quot;;[.E38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5]);&quot;&quot;;[.E38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6]);&quot;&quot;;[.E38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7]);&quot;&quot;;[.E38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8]);&quot;&quot;;[.E38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89]);&quot;&quot;;[.E38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0]);&quot;&quot;;[.E39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1]);&quot;&quot;;[.E39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2]);&quot;&quot;;[.E39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3]);&quot;&quot;;[.E39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4]);&quot;&quot;;[.E39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5]);&quot;&quot;;[.E39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6]);&quot;&quot;;[.E39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7]);&quot;&quot;;[.E39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8]);&quot;&quot;;[.E39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399]);&quot;&quot;;[.E39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0]);&quot;&quot;;[.E40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1]);&quot;&quot;;[.E40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2]);&quot;&quot;;[.E40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3]);&quot;&quot;;[.E40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4]);&quot;&quot;;[.E40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5]);&quot;&quot;;[.E40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6]);&quot;&quot;;[.E40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7]);&quot;&quot;;[.E40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8]);&quot;&quot;;[.E40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09]);&quot;&quot;;[.E40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0]);&quot;&quot;;[.E41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1]);&quot;&quot;;[.E41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2]);&quot;&quot;;[.E41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3]);&quot;&quot;;[.E41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4]);&quot;&quot;;[.E41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5]);&quot;&quot;;[.E41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6]);&quot;&quot;;[.E41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7]);&quot;&quot;;[.E41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8]);&quot;&quot;;[.E41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19]);&quot;&quot;;[.E41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0]);&quot;&quot;;[.E42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1]);&quot;&quot;;[.E42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2]);&quot;&quot;;[.E42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3]);&quot;&quot;;[.E42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4]);&quot;&quot;;[.E42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5]);&quot;&quot;;[.E42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6]);&quot;&quot;;[.E42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7]);&quot;&quot;;[.E42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8]);&quot;&quot;;[.E42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29]);&quot;&quot;;[.E42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0]);&quot;&quot;;[.E43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1]);&quot;&quot;;[.E43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2]);&quot;&quot;;[.E43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3]);&quot;&quot;;[.E43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4]);&quot;&quot;;[.E43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5]);&quot;&quot;;[.E43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6]);&quot;&quot;;[.E43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7]);&quot;&quot;;[.E43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8]);&quot;&quot;;[.E43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39]);&quot;&quot;;[.E43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0]);&quot;&quot;;[.E44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1]);&quot;&quot;;[.E44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2]);&quot;&quot;;[.E44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3]);&quot;&quot;;[.E44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4]);&quot;&quot;;[.E44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5]);&quot;&quot;;[.E44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6]);&quot;&quot;;[.E44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7]);&quot;&quot;;[.E44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8]);&quot;&quot;;[.E44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49]);&quot;&quot;;[.E44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0]);&quot;&quot;;[.E45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1]);&quot;&quot;;[.E45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2]);&quot;&quot;;[.E45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3]);&quot;&quot;;[.E45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4]);&quot;&quot;;[.E45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5]);&quot;&quot;;[.E45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6]);&quot;&quot;;[.E45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7]);&quot;&quot;;[.E45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8]);&quot;&quot;;[.E45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59]);&quot;&quot;;[.E45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0]);&quot;&quot;;[.E46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1]);&quot;&quot;;[.E46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2]);&quot;&quot;;[.E46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3]);&quot;&quot;;[.E46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4]);&quot;&quot;;[.E46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5]);&quot;&quot;;[.E46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6]);&quot;&quot;;[.E46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7]);&quot;&quot;;[.E46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8]);&quot;&quot;;[.E46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69]);&quot;&quot;;[.E46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0]);&quot;&quot;;[.E47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1]);&quot;&quot;;[.E47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2]);&quot;&quot;;[.E47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3]);&quot;&quot;;[.E47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4]);&quot;&quot;;[.E47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5]);&quot;&quot;;[.E47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6]);&quot;&quot;;[.E47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7]);&quot;&quot;;[.E47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8]);&quot;&quot;;[.E47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79]);&quot;&quot;;[.E47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0]);&quot;&quot;;[.E48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1]);&quot;&quot;;[.E48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2]);&quot;&quot;;[.E48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3]);&quot;&quot;;[.E48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4]);&quot;&quot;;[.E48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5]);&quot;&quot;;[.E48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6]);&quot;&quot;;[.E48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7]);&quot;&quot;;[.E48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8]);&quot;&quot;;[.E48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89]);&quot;&quot;;[.E48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0]);&quot;&quot;;[.E49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1]);&quot;&quot;;[.E49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2]);&quot;&quot;;[.E49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3]);&quot;&quot;;[.E49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4]);&quot;&quot;;[.E49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5]);&quot;&quot;;[.E49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6]);&quot;&quot;;[.E49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7]);&quot;&quot;;[.E49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8]);&quot;&quot;;[.E49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499]);&quot;&quot;;[.E49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0]);&quot;&quot;;[.E50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1]);&quot;&quot;;[.E50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2]);&quot;&quot;;[.E50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3]);&quot;&quot;;[.E50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4]);&quot;&quot;;[.E50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5]);&quot;&quot;;[.E50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6]);&quot;&quot;;[.E50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7]);&quot;&quot;;[.E50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8]);&quot;&quot;;[.E50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09]);&quot;&quot;;[.E50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0]);&quot;&quot;;[.E51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1]);&quot;&quot;;[.E51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2]);&quot;&quot;;[.E51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3]);&quot;&quot;;[.E51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4]);&quot;&quot;;[.E51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5]);&quot;&quot;;[.E51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6]);&quot;&quot;;[.E51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7]);&quot;&quot;;[.E51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8]);&quot;&quot;;[.E51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19]);&quot;&quot;;[.E51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0]);&quot;&quot;;[.E52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1]);&quot;&quot;;[.E52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2]);&quot;&quot;;[.E52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3]);&quot;&quot;;[.E52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4]);&quot;&quot;;[.E52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5]);&quot;&quot;;[.E52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6]);&quot;&quot;;[.E52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7]);&quot;&quot;;[.E52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8]);&quot;&quot;;[.E52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29]);&quot;&quot;;[.E52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0]);&quot;&quot;;[.E53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1]);&quot;&quot;;[.E53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2]);&quot;&quot;;[.E53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3]);&quot;&quot;;[.E53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4]);&quot;&quot;;[.E53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5]);&quot;&quot;;[.E53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6]);&quot;&quot;;[.E53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7]);&quot;&quot;;[.E53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8]);&quot;&quot;;[.E53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39]);&quot;&quot;;[.E53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0]);&quot;&quot;;[.E54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1]);&quot;&quot;;[.E54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2]);&quot;&quot;;[.E54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3]);&quot;&quot;;[.E54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4]);&quot;&quot;;[.E54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5]);&quot;&quot;;[.E54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6]);&quot;&quot;;[.E54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7]);&quot;&quot;;[.E54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8]);&quot;&quot;;[.E54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49]);&quot;&quot;;[.E54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0]);&quot;&quot;;[.E55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1]);&quot;&quot;;[.E55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2]);&quot;&quot;;[.E55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3]);&quot;&quot;;[.E55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4]);&quot;&quot;;[.E55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5]);&quot;&quot;;[.E55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6]);&quot;&quot;;[.E55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7]);&quot;&quot;;[.E55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8]);&quot;&quot;;[.E55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59]);&quot;&quot;;[.E55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0]);&quot;&quot;;[.E56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1]);&quot;&quot;;[.E56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2]);&quot;&quot;;[.E56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3]);&quot;&quot;;[.E56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4]);&quot;&quot;;[.E56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5]);&quot;&quot;;[.E56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6]);&quot;&quot;;[.E56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7]);&quot;&quot;;[.E56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8]);&quot;&quot;;[.E56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69]);&quot;&quot;;[.E56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0]);&quot;&quot;;[.E57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1]);&quot;&quot;;[.E57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2]);&quot;&quot;;[.E57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3]);&quot;&quot;;[.E57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4]);&quot;&quot;;[.E57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5]);&quot;&quot;;[.E57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6]);&quot;&quot;;[.E57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7]);&quot;&quot;;[.E57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8]);&quot;&quot;;[.E57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79]);&quot;&quot;;[.E57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0]);&quot;&quot;;[.E58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1]);&quot;&quot;;[.E58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2]);&quot;&quot;;[.E58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3]);&quot;&quot;;[.E58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4]);&quot;&quot;;[.E58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5]);&quot;&quot;;[.E58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6]);&quot;&quot;;[.E58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7]);&quot;&quot;;[.E58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8]);&quot;&quot;;[.E58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89]);&quot;&quot;;[.E58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0]);&quot;&quot;;[.E59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1]);&quot;&quot;;[.E59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2]);&quot;&quot;;[.E59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3]);&quot;&quot;;[.E59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4]);&quot;&quot;;[.E59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5]);&quot;&quot;;[.E59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6]);&quot;&quot;;[.E59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7]);&quot;&quot;;[.E59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8]);&quot;&quot;;[.E59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599]);&quot;&quot;;[.E59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0]);&quot;&quot;;[.E60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1]);&quot;&quot;;[.E60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2]);&quot;&quot;;[.E60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3]);&quot;&quot;;[.E60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4]);&quot;&quot;;[.E60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5]);&quot;&quot;;[.E60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6]);&quot;&quot;;[.E60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7]);&quot;&quot;;[.E60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8]);&quot;&quot;;[.E60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09]);&quot;&quot;;[.E60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0]);&quot;&quot;;[.E61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1]);&quot;&quot;;[.E61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2]);&quot;&quot;;[.E61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3]);&quot;&quot;;[.E61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4]);&quot;&quot;;[.E61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5]);&quot;&quot;;[.E61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6]);&quot;&quot;;[.E61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7]);&quot;&quot;;[.E61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8]);&quot;&quot;;[.E61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19]);&quot;&quot;;[.E61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0]);&quot;&quot;;[.E62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1]);&quot;&quot;;[.E62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2]);&quot;&quot;;[.E62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3]);&quot;&quot;;[.E62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4]);&quot;&quot;;[.E62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5]);&quot;&quot;;[.E62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6]);&quot;&quot;;[.E62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7]);&quot;&quot;;[.E62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8]);&quot;&quot;;[.E62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29]);&quot;&quot;;[.E62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0]);&quot;&quot;;[.E63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1]);&quot;&quot;;[.E63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2]);&quot;&quot;;[.E63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3]);&quot;&quot;;[.E63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4]);&quot;&quot;;[.E63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5]);&quot;&quot;;[.E63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6]);&quot;&quot;;[.E63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7]);&quot;&quot;;[.E63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8]);&quot;&quot;;[.E63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39]);&quot;&quot;;[.E63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0]);&quot;&quot;;[.E64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1]);&quot;&quot;;[.E64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2]);&quot;&quot;;[.E64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3]);&quot;&quot;;[.E64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4]);&quot;&quot;;[.E64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5]);&quot;&quot;;[.E64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6]);&quot;&quot;;[.E646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7]);&quot;&quot;;[.E647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8]);&quot;&quot;;[.E648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49]);&quot;&quot;;[.E649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0]);&quot;&quot;;[.E650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1]);&quot;&quot;;[.E651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2]);&quot;&quot;;[.E652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3]);&quot;&quot;;[.E653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4]);&quot;&quot;;[.E654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5]);&quot;&quot;;[.E655]+DIASINCORPORACION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table:formula="of:=IF(ISBLANK([.E656]);&quot;&quot;;[.E656]+DIASINCORPORACION)">
            <text:p/>
          </table:table-cell>
          <table:table-cell table:number-columns-repeated="1018"/>
        </table:table-row>
        <table:table-row table:style-name="ro2" table:number-rows-repeated="10479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URACIÓN" table:style-name="ta2">
        <table:table-column table:style-name="co1" table:number-columns-repeated="1024" table:default-cell-style-name="Default"/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MR1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R1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SIR1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SIR1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M1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M1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M2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M2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RA1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RA1B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SINCORPORACION" table:base-cell-address="$ALUMNOSCOVID19.$A$1" table:cell-range-address="$ALUMNOSCOVID19.$G$1"/>
        <table:named-range table:name="GRUPOSALUMNOS" table:base-cell-address="$ALUMNOSCOVID19.$A$1" table:cell-range-address="$CONFIGURACIÓN.$A$1:.$A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UMNOSCOVID19" style:display-name="PageStyle_ALUMNOSCOVID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ÓN" style:display-name="PageStyle_CONFIGUR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8" meta:object-count="0"/>
    <meta:generator>LibreOfficeDev/6.0.5.2$Linux_X86_64 LibreOffice_project/</meta:generator>
  </office:meta>
</office:document-meta>
</file>